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lgerian" svg:font-family="Algerian" style:font-family-generic="roman" style:font-pitch="variable"/>
    <style:font-face style:name="Arial Rounded MT" svg:font-family="'Arial Rounded MT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lgerian1" svg:font-family="Algerian" style:font-family-generic="system" style:font-pitch="variable"/>
    <style:font-face style:name="Arial Rounded MT1" svg:font-family="'Arial Rounded MT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0.628cm" fo:text-align="center" style:justify-single-word="false" fo:text-indent="0cm" style:auto-text-indent="false"/>
      <style:text-properties fo:color="#004dbb" style:font-name="Algerian" fo:font-size="19pt" fo:letter-spacing="normal" fo:background-color="transparent" style:font-name-asian="Algerian1" style:font-size-asian="19pt" style:font-name-complex="Algerian1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0.628cm" fo:text-align="center" style:justify-single-word="false" fo:text-indent="0cm" style:auto-text-indent="false"/>
      <style:text-properties fo:color="#004dbb" style:font-name="Arial Rounded MT" fo:font-size="11pt" fo:letter-spacing="normal" fo:font-weight="bold" fo:background-color="transparent" style:font-name-asian="Arial Rounded MT1" style:font-size-asian="11pt" style:font-weight-asian="bold" style:font-name-complex="Arial Rounded MT1"/>
    </style:style>
    <style:style style:name="P3" style:family="paragraph" style:parent-style-name="Standard" style:master-page-name="Standard">
      <style:paragraph-properties fo:margin-left="0cm" fo:margin-right="0cm" fo:margin-top="0cm" fo:margin-bottom="0cm" loext:contextual-spacing="false" fo:line-height="0.628cm" fo:text-align="center" style:justify-single-word="false" fo:text-indent="0cm" style:auto-text-indent="false" style:page-number="auto"/>
    </style:style>
    <style:style style:name="P4" style:family="paragraph" style:parent-style-name="Standard">
      <style:paragraph-properties fo:margin-left="-0.009cm" fo:margin-right="0cm" fo:margin-top="0cm" fo:margin-bottom="0.256cm" loext:contextual-spacing="false" fo:line-height="0.457cm" fo:text-align="start" style:justify-single-word="false" fo:text-indent="-0.018cm" style:auto-text-indent="false"/>
    </style:style>
    <style:style style:name="P5" style:family="paragraph" style:parent-style-name="Standard">
      <style:paragraph-properties fo:margin-left="0.026cm" fo:margin-right="0cm" fo:margin-top="0cm" fo:margin-bottom="0.37cm" loext:contextual-spacing="false" fo:line-height="0.471cm" fo:text-align="start" style:justify-single-word="false" fo:text-indent="-0.018cm" style:auto-text-indent="false"/>
    </style:style>
    <style:style style:name="P6" style:family="paragraph" style:parent-style-name="Standard">
      <style:paragraph-properties fo:margin-left="0.026cm" fo:margin-right="0cm" fo:margin-top="0cm" fo:margin-bottom="0.471cm" loext:contextual-spacing="false" fo:line-height="0.471cm" fo:text-align="start" style:justify-single-word="false" fo:text-indent="-0.018cm" style:auto-text-indent="false"/>
    </style:style>
    <style:style style:name="P7" style:family="paragraph" style:parent-style-name="Standard">
      <style:paragraph-properties fo:margin-left="0.026cm" fo:margin-right="0cm" fo:margin-top="0cm" fo:margin-bottom="0.018cm" loext:contextual-spacing="false" fo:line-height="0.471cm" fo:text-align="start" style:justify-single-word="false" fo:text-indent="-0.018cm" style:auto-text-indent="false"/>
    </style:style>
    <style:style style:name="P8" style:family="paragraph" style:parent-style-name="Standard">
      <style:paragraph-properties fo:margin-left="0.026cm" fo:margin-right="0cm" fo:margin-top="0cm" fo:margin-bottom="0.466cm" loext:contextual-spacing="false" fo:line-height="0.471cm" fo:text-align="start" style:justify-single-word="false" fo:text-indent="-0.018cm" style:auto-text-indent="false"/>
    </style:style>
    <style:style style:name="P9" style:family="paragraph" style:parent-style-name="Standard">
      <style:paragraph-properties fo:margin-left="0.005cm" fo:margin-right="0cm" fo:margin-top="0cm" fo:margin-bottom="0.362cm" loext:contextual-spacing="false" fo:line-height="0.457cm" fo:text-align="start" style:justify-single-word="false" fo:text-indent="0cm" style:auto-text-indent="false"/>
    </style:style>
    <style:style style:name="P10" style:family="paragraph" style:parent-style-name="Standard">
      <style:paragraph-properties fo:margin-left="0.035cm" fo:margin-right="0cm" fo:margin-top="0cm" fo:margin-bottom="0cm" loext:contextual-spacing="false" fo:line-height="0.457cm" fo:text-align="start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margin-top="0cm" fo:margin-bottom="0.323cm" loext:contextual-spacing="false" fo:line-height="0.457cm" fo:text-align="start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margin-top="0cm" fo:margin-bottom="0.323cm" loext:contextual-spacing="false" fo:line-height="0.457cm" fo:text-align="start" style:justify-single-word="false" fo:text-indent="0cm" style:auto-text-indent="false"/>
      <style:text-properties officeooo:paragraph-rsid="0019dfdd"/>
    </style:style>
    <style:style style:name="T1" style:family="text">
      <style:text-properties fo:color="#004dbb" style:font-name="Algerian" fo:font-size="19pt" fo:letter-spacing="normal" fo:background-color="transparent" loext:char-shading-value="0" style:font-name-asian="Algerian1" style:font-size-asian="19pt" style:font-name-complex="Algerian1"/>
    </style:style>
    <style:style style:name="T2" style:family="text">
      <style:text-properties fo:color="#548dd4" style:font-name="Arial Rounded MT" fo:font-size="15pt" fo:letter-spacing="normal" style:text-underline-style="solid" style:text-underline-width="auto" style:text-underline-color="font-color" fo:font-weight="bold" fo:background-color="transparent" loext:char-shading-value="0" style:font-name-asian="Arial Rounded MT1" style:font-size-asian="15pt" style:font-weight-asian="bold" style:font-name-complex="Arial Rounded MT1"/>
    </style:style>
    <style:style style:name="T3" style:family="text">
      <style:text-properties fo:color="#548dd4" style:font-name="Arial Rounded MT" fo:font-size="15pt" fo:letter-spacing="normal" fo:font-weight="bold" fo:background-color="transparent" loext:char-shading-value="0" style:font-name-asian="Arial Rounded MT1" style:font-size-asian="15pt" style:font-weight-asian="bold" style:font-name-complex="Arial Rounded MT1"/>
    </style:style>
    <style:style style:name="T4" style:family="text">
      <style:text-properties fo:color="#548dd4" style:font-name="Arial Rounded MT" fo:font-size="11.5pt" fo:letter-spacing="normal" fo:font-weight="bold" fo:background-color="transparent" loext:char-shading-value="0" style:font-name-asian="Arial Rounded MT1" style:font-size-asian="11.5pt" style:font-weight-asian="bold" style:font-name-complex="Arial Rounded MT1"/>
    </style:style>
    <style:style style:name="T5" style:family="text">
      <style:text-properties fo:color="#548dd4" style:font-name="Arial Rounded MT" fo:font-size="12.5pt" fo:letter-spacing="normal" fo:font-weight="bold" fo:background-color="transparent" loext:char-shading-value="0" style:font-name-asian="Arial Rounded MT1" style:font-size-asian="12.5pt" style:font-weight-asian="bold" style:font-name-complex="Arial Rounded MT1"/>
    </style:style>
    <style:style style:name="T6" style:family="text">
      <style:text-properties fo:color="#000000" style:font-name="Arial Rounded MT" fo:font-size="11pt" fo:letter-spacing="normal" fo:font-weight="bold" fo:background-color="transparent" loext:char-shading-value="0" style:font-name-asian="Arial Rounded MT1" style:font-size-asian="11pt" style:font-weight-asian="bold" style:font-name-complex="Arial Rounded MT1"/>
    </style:style>
    <style:style style:name="T7" style:family="text">
      <style:text-properties fo:color="#000000" style:font-name="Calibri" fo:font-size="11pt" fo:letter-spacing="normal" fo:background-color="transparent" loext:char-shading-value="0" style:font-name-asian="Calibri1" style:font-size-asian="11pt" style:font-name-complex="Calibri1"/>
    </style:style>
    <style:style style:name="T8" style:family="text">
      <style:text-properties fo:color="#17365d" style:font-name="Arial Rounded MT" fo:font-size="12.5pt" fo:letter-spacing="normal" fo:font-weight="bold" fo:background-color="transparent" loext:char-shading-value="0" style:font-name-asian="Arial Rounded MT1" style:font-size-asian="12.5pt" style:font-weight-asian="bold" style:font-name-complex="Arial Rounded MT1"/>
    </style:style>
    <style:style style:name="T9" style:family="text">
      <style:text-properties fo:color="#ff0000" style:font-name="Algerian" fo:font-size="19pt" fo:letter-spacing="normal" fo:background-color="transparent" loext:char-shading-value="0" style:font-name-asian="Algerian1" style:font-size-asian="19pt" style:font-name-complex="Algerian1"/>
    </style:style>
    <style:style style:name="T10" style:family="text">
      <style:text-properties officeooo:rsid="0019df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Data Manipulation language (dMl) checkpoint <text:s/></text:span></text:p>
      <text:p text:style-name="P1"/>
      <text:p text:style-name="P1"/>
      <text:p text:style-name="P2"/>
      <text:p text:style-name="P4"><text:span text:style-name="T2">Product :</text:span><text:span text:style-name="T3"> <text:s/></text:span></text:p>
      <text:p text:style-name="P5"><text:span text:style-name="T6">INSERT INTO Product (Product_id, Product_name, Category, Price) VALUES (‘P01’, ‘Samsung Galaxy S20’, ‘Smartphone’, 3299) ; </text:span></text:p>
      <text:p text:style-name="P6"><text:span text:style-name="T6">INSERT INTO Product (Product_id, Product_name, Category, Price) VALUES (‘P02’, ‘Asus Notebook’, ‘Pc’, 4599) ; </text:span></text:p>
      <text:p text:style-name="P4"><text:span text:style-name="T2">Customer :</text:span><text:span text:style-name="T3"> </text:span></text:p>
      <text:p text:style-name="P7"><text:span text:style-name="T6">INSERT INTO Customer (Customer_id, Customer_name, Customer_Tel) VALUES </text:span></text:p>
      <text:p text:style-name="P5"><text:span text:style-name="T6">(‘C01’, ‘Ali’, 7321009) ; </text:span></text:p>
      <text:p text:style-name="P8"><text:span text:style-name="T6">INSERT INTO Customer (Customer_id, Customer_name, Customer_Tel) VALUES (‘C02’, ‘Asma’, 77345823) ; </text:span></text:p>
      <text:p text:style-name="P4"><text:span text:style-name="T2">Orders :</text:span><text:span text:style-name="T3"> </text:span></text:p>
      <text:p text:style-name="P5"><text:span text:style-name="T6">INSERT INTO Orders (Customer_id, Product_id, OrderDate, Qyantity, Total_amount) VALUES (‘C01’, ‘P02’, NULL, 2, 9198) ; <text:s/></text:span></text:p>
      <text:p text:style-name="P5"><text:span text:style-name="T6">INSERT INTO Orders (Customer_id, Product_id, OrderDate, Qyantity, Total_amount) VALUES (‘C02’, ‘P01’, 28/05/2020, 1, 3299) ; </text:span><text:span text:style-name="T4"><text:s/></text:span></text:p>
      <text:p text:style-name="P9"><text:span text:style-name="T5"><text:s/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2"><text:s text:c="42"/></text:p>
      <text:p text:style-name="P12"><text:s text:c="44"/><text:span text:style-name="T10">mohamed salem</text:span></text:p>
      <text:p text:style-name="P10"><text:span text:style-name="T7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lgerian" svg:font-family="Algerian" style:font-family-generic="roman" style:font-pitch="variable"/>
    <style:font-face style:name="Arial Rounded MT" svg:font-family="'Arial Rounded MT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lgerian1" svg:font-family="Algerian" style:font-family-generic="system" style:font-pitch="variable"/>
    <style:font-face style:name="Arial Rounded MT1" svg:font-family="'Arial Rounded MT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7T21:12:40.532294976</dc:date>
    <meta:editing-duration>PT46S</meta:editing-duration>
    <meta:editing-cycles>1</meta:editing-cycles>
    <meta:document-statistic meta:table-count="0" meta:image-count="0" meta:object-count="0" meta:page-count="1" meta:paragraph-count="15" meta:word-count="94" meta:character-count="852" meta:non-whitespace-character-count="667"/>
    <meta:generator>LibreOffice/6.4.7.2$Linux_X86_64 LibreOffice_project/40$Build-2</meta:generator>
  </office:meta>
</office:document-meta>
</file>